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12.577cm" fo:min-width="17.788cm"/>
      <style:paragraph-properties style:writing-mode="lr-tb"/>
    </style:style>
    <style:style style:name="gr6" style:family="graphic" style:parent-style-name="standard">
      <style:graphic-properties draw:fill-color="#ffd8ce" draw:textarea-horizontal-align="justify" draw:textarea-vertical-align="top" draw:auto-grow-height="false" fo:min-height="6.227cm" fo:min-width="8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9" style:family="graphic" style:parent-style-name="standard">
      <style:graphic-properties draw:fill-color="#fff5ce" draw:textarea-horizontal-align="justify" draw:textarea-vertical-align="bottom" draw:auto-grow-height="false" fo:min-height="5.084cm" fo:min-width="13.9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12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6e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d8ce"/>
      <style:paragraph-properties fo:text-align="end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loext:graphic-properties draw:fill-color="#ffd8ce"/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-color="#fff5ce"/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Fmc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DAC</text:p>
          <text:p text:style-name="P1">250Mhz LV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ADC</text:p>
          <text:p text:style-name="P1">500Mhz JES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12.827cm" svg:x="1.254cm" svg:y="10.525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636cm" svg:height="6.477cm" svg:x="10.271cm" svg:y="11.287cm">
          <text:p text:style-name="P4"><text:span text:style-name="T1">JESD </text:span></text:p>
          <text:p text:style-name="P4"><text:span text:style-name="T1">Clock 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636cm" svg:height="6.477cm" svg:x="1.508cm" svg:y="11.287cm">
          <text:p text:style-name="P6"><text:span text:style-name="T1">LVDS </text:span></text:p>
          <text:p text:style-name="P6"><text:span text:style-name="T1">Clock Domai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2.049cm" svg:x2="7.604cm" svg:y2="8.493cm">
          <text:p/>
        </draw:line>
        <draw:line draw:style-name="gr4" draw:text-style-name="P3" draw:layer="layout" svg:x1="12.811cm" svg:y1="8.493cm" svg:x2="12.811cm" svg:y2="12.049cm">
          <text:p/>
        </draw:line>
        <draw:custom-shape draw:style-name="gr7" draw:text-style-name="P8" draw:layer="layout" svg:width="4.064cm" svg:height="2.032cm" svg:x="10.906cm" svg:y="12.049cm">
          <text:p text:style-name="P8"><text:span text:style-name="T1">ADC</text:span></text:p>
          <text:p text:style-name="P8"><text:span text:style-name="T1">JESD CORE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064cm" svg:height="2.032cm" svg:x="5.445cm" svg:y="12.049cm">
          <text:p text:style-name="P8"><text:span text:style-name="T1">DAC </text:span></text:p>
          <text:p text:style-name="P8"><text:span text:style-name="T1">LVDS 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5.953cm" svg:y="14.589cm">
          <text:p text:style-name="P8"><text:span text:style-name="T1">DAC 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5.953cm" svg:y="16.367cm">
          <text:p text:style-name="P8"><text:span text:style-name="T1">Diff TO DA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4.478cm" svg:height="5.334cm" svg:x="3.413cm" svg:y="17.891cm">
          <text:p text:style-name="P9"><text:span text:style-name="T1">SYS_CPU </text:span></text:p>
          <text:p text:style-name="P9"><text:span text:style-name="T1">Clock Do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5.953cm" svg:y="18.145cm">
          <text:p text:style-name="P8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5.953cm" svg:y="19.923cm">
          <text:p text:style-name="P8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7.985cm" svg:y="21.701cm">
          <text:p text:style-name="P8"><text:span text:style-name="T1">Xilinx FIF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10.398cm" svg:y="16.367cm">
          <text:p text:style-name="P8"><text:span text:style-name="T1">ADC TO Diff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10.398cm" svg:y="18.145cm">
          <text:p text:style-name="P8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10.398cm" svg:y="19.923cm">
          <text:p text:style-name="P8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81cm" svg:height="1.27cm" svg:x="1.635cm" svg:y="14.589cm">
          <text:p text:style-name="P8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83cm" svg:height="1.27cm" svg:x="15.097cm" svg:y="14.462cm">
          <text:p text:style-name="P8"><text:span text:style-name="T1">DM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14.081cm" svg:x2="12.811cm" svg:y2="16.367cm">
          <text:p/>
        </draw:line>
        <draw:line draw:style-name="gr4" draw:text-style-name="P3" draw:layer="layout" svg:x1="12.811cm" svg:y1="15.097cm" svg:x2="15.097cm" svg:y2="15.097cm">
          <text:p/>
        </draw:line>
        <draw:line draw:style-name="gr4" draw:text-style-name="P3" draw:layer="layout" svg:x1="7.731cm" svg:y1="14.589cm" svg:x2="7.731cm" svg:y2="14.081cm">
          <text:p/>
        </draw:line>
        <draw:line draw:style-name="gr4" draw:text-style-name="P3" draw:layer="layout" svg:x1="7.731cm" svg:y1="16.367cm" svg:x2="7.731cm" svg:y2="15.859cm">
          <text:p/>
        </draw:line>
        <draw:line draw:style-name="gr4" draw:text-style-name="P3" draw:layer="layout" svg:x1="7.731cm" svg:y1="18.145cm" svg:x2="7.731cm" svg:y2="17.637cm">
          <text:p/>
        </draw:line>
        <draw:line draw:style-name="gr4" draw:text-style-name="P3" draw:layer="layout" svg:x1="7.731cm" svg:y1="19.923cm" svg:x2="7.731cm" svg:y2="19.415cm">
          <text:p/>
        </draw:line>
        <draw:line draw:style-name="gr4" draw:text-style-name="P3" draw:layer="layout" svg:x1="9.382cm" svg:y1="21.701cm" svg:x2="9.382cm" svg:y2="21.193cm">
          <text:p/>
        </draw:line>
        <draw:line draw:style-name="gr4" draw:text-style-name="P3" draw:layer="layout" svg:x1="5.445cm" svg:y1="15.224cm" svg:x2="5.953cm" svg:y2="15.224cm">
          <text:p/>
        </draw:line>
        <draw:line draw:style-name="gr4" draw:text-style-name="P3" draw:layer="layout" svg:x1="12.811cm" svg:y1="17.637cm" svg:x2="12.811cm" svg:y2="18.145cm">
          <text:p/>
        </draw:line>
        <draw:line draw:style-name="gr4" draw:text-style-name="P3" draw:layer="layout" svg:x1="12.811cm" svg:y1="19.415cm" svg:x2="12.811cm" svg:y2="19.923cm">
          <text:p/>
        </draw:line>
        <draw:line draw:style-name="gr4" draw:text-style-name="P3" draw:layer="layout" svg:x1="11.033cm" svg:y1="21.193cm" svg:x2="11.033cm" svg:y2="21.701cm">
          <text:p/>
        </draw:line>
        <draw:custom-shape draw:style-name="gr12" draw:text-style-name="P2" draw:layer="layout" svg:width="18.288cm" svg:height="3.175cm" svg:x="1.254cm" svg:y="25.257cm">
          <text:p text:style-name="P1">Linux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25.892cm" svg:x2="3.159cm" svg:y2="15.859cm">
          <text:p/>
        </draw:line>
        <draw:line draw:style-name="gr4" draw:text-style-name="P3" draw:layer="layout" svg:x1="18.145cm" svg:y1="15.732cm" svg:x2="18.145cm" svg:y2="26.019cm">
          <text:p/>
        </draw:line>
        <draw:custom-shape draw:style-name="gr13" draw:text-style-name="P8" draw:layer="layout" svg:width="5.08cm" svg:height="1.651cm" svg:x="1.508cm" svg:y="26.019cm">
          <text:p text:style-name="P8"><text:span text:style-name="T1">LVDS IIO Dri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1.651cm" svg:x="7.731cm" svg:y="26.019cm">
          <text:p text:style-name="P8"><text:span text:style-name="T1">AXIS FIFO Dri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1.651cm" svg:x="13.954cm" svg:y="26.019cm">
          <text:p text:style-name="P8"><text:span text:style-name="T1">AD9280 IIO Driver</text:span>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9.382cm" svg:y1="22.971cm" svg:x2="9.382cm" svg:y2="26.0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3:36:09.210911026</dc:date>
    <meta:editing-duration>PT16M38S</meta:editing-duration>
    <meta:editing-cycles>5</meta:editing-cycles>
    <meta:document-statistic meta:object-count="43"/>
  </office:meta>
</office:document-meta>
</file>